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0898in"/>
    </style:style>
    <style:style style:name="co4" style:family="table-column">
      <style:table-column-properties fo:break-before="auto" style:column-width="0.11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9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5" office:value-type="string" calcext:value-type="string">
            <text:p>AX – AL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OS PAR</text:p>
          </table:table-cell>
          <table:table-cell office:value-type="string" calcext:value-type="string">
            <text:p>POS IMPAR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LTADO</text:p>
          </table:table-cell>
          <table:table-cell table:number-columns-repeated="2"/>
          <table:table-cell table:style-name="Default" office:value-type="string" calcext:value-type="string">
            <text:p>PILA</text:p>
          </table:table-cell>
          <table:table-cell table:number-columns-repeated="8"/>
          <table:table-cell table:style-name="Default" office:value-type="string" calcext:value-type="string">
            <text:p>ARRAY OP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ARRAY 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operacion1</text:p>
          </table:table-cell>
          <table:table-cell table:number-columns-repeated="2"/>
          <table:table-cell office:value-type="string" calcext:value-type="string">
            <text:p>operacion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mov bl,al</text:p>
          </table:table-cell>
          <table:table-cell office:value-type="float" office:value="-10" calcext:value-type="float">
            <text:p>-1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eracion1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mov bh,al</text:p>
          </table:table-cell>
          <table:table-cell office:value-type="float" office:value="-40" calcext:value-type="float">
            <text:p>-4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mov dl,al</text:p>
          </table:table-cell>
          <table:table-cell office:value-type="string" calcext:value-type="string">
            <text:p>Signo -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VERIFICAR QUE NO SE HA LLEGADO AL FIN DEL ARCHIVO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GUARDAR EL PADRE</text:p>
          </table:table-cell>
          <table:table-cell table:number-columns-repeated="4"/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HACER PUSH DE CADA OBJETO</text:p>
          </table:table-cell>
          <table:table-cell table:number-columns-repeated="4"/>
          <table:table-cell office:value-type="string" calcext:value-type="string">
            <text:p>operacion2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HACER 1 POP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ERIFICAR SI ES #, PARA NO GUARDARLO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office:value-type="string" calcext:value-type="string">
            <text:p>SI ES RES. ID, TAMPOCO SE GUARDA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office:value-type="string" calcext:value-type="string">
            <text:p>DE LO CONTRARIO, SE GUARDA EN ARRAY OP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ECORRER EL ARRAY DESDE POS. 0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SI NO ES SIGNO, HACER PUSH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SI ES SIGNO, HACER 2 POP Y HACER LO OPER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8"/>
          <table:table-cell office:value-type="string" calcext:value-type="string">
            <text:p>PARA VOLVERLE A HACER PUSH AL RESULTADO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HASTA SI-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CUANDO EL CONTADOR SEA SI, SE GUARDA EN EL ARRAY R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EL CONTENIDO DE ARRAYOP[SI], SEGUIDO DE HACER UN POP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 GUARDAR EN LA SIGUIENTE POS DEL ARRAYRE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CLEAN ARRAY OP PARA SEGUIR NUEVAMENTE A PASO 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1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5:02:02.656383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3:09:15.664121496</meta:creation-date>
    <meta:generator>LibreOffice/7.0.1.2$Linux_X86_64 LibreOffice_project/00$Build-2</meta:generator>
    <dc:date>2020-09-28T21:27:56.983242440</dc:date>
    <meta:editing-duration>PT4H24M</meta:editing-duration>
    <meta:editing-cycles>7</meta:editing-cycles>
    <meta:document-statistic meta:table-count="1" meta:cell-count="70" meta:object-count="0"/>
  </office:meta>
</office:document-meta>
</file>